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600000066209B50AB.jpg"/>
  <manifest:file-entry manifest:media-type="image/png" manifest:full-path="Pictures/10000201000001BA000001BA7320A7DB.png"/>
  <manifest:file-entry manifest:media-type="image/jpeg" manifest:full-path="Pictures/10000000000000CC000000CC65621820.jpg"/>
  <manifest:file-entry manifest:media-type="image/jpeg" manifest:full-path="Pictures/10000000000000CC000000CC71412F04.jpg"/>
  <manifest:file-entry manifest:media-type="image/jpeg" manifest:full-path="Pictures/10000000000000CC000000CC9AD46DAC.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draw:marker-start-width="0.35cm" draw:marker-end-width="0.35cm"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fo:wrap-option="no-wrap"/>
    </style:style>
    <style:style style:name="gr6" style:family="graphic" style:parent-style-name="standard">
      <style:graphic-properties draw:fill="solid" draw:fill-color="#c0c0c0" draw:textarea-horizontal-align="justify" draw:textarea-vertical-align="middle" draw:auto-grow-height="false"/>
    </style:style>
    <style:style style:name="gr7" style:family="graphic" style:parent-style-name="standard">
      <style:graphic-properties draw:fill="solid" draw:fill-color="#c0c0c0" draw:textarea-horizontal-align="justify" draw:textarea-vertical-align="middle" draw:auto-grow-height="false"/>
    </style:style>
    <style:style style:name="gr8"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text-properties fo:color="#666666"/>
    </style:style>
    <style:style style:name="P2" style:family="paragraph">
      <style:paragraph-properties fo:text-align="center"/>
    </style:style>
    <style:style style:name="P3" style:family="paragraph">
      <style:text-properties fo:color="#666666"/>
    </style:style>
    <style:style style:name="T1" style:family="text">
      <style:text-properties fo:color="#66666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9.2cm" svg:height="7cm" svg:x="13.4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8.5cm" svg:height="7.4cm" svg:x="4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6.4cm" svg:height="3.64cm" svg:x="4.6cm" svg:y="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6cm" svg:height="2.941cm" svg:x="8cm" svg:y="5.46cm">
              <draw:image xlink:href="Pictures/10000201000001BA000001BA7320A7DB.png" xlink:type="simple" xlink:show="embed" xlink:actuate="onLoad">
                <text:p/>
              </draw:image>
            </draw:frame>
            <draw:frame draw:style-name="gr2" draw:text-style-name="P1" draw:layer="layout" svg:width="2.6cm" svg:height="2.941cm" svg:x="8.2cm" svg:y="5.861cm">
              <draw:image xlink:href="Pictures/10000201000001BA000001BA7320A7DB.png" xlink:type="simple" xlink:show="embed" xlink:actuate="onLoad">
                <text:p/>
              </draw:image>
            </draw:frame>
            <draw:frame draw:style-name="gr2" draw:text-style-name="P1" draw:layer="layout" svg:width="2.6cm" svg:height="2.941cm" svg:x="8.4cm" svg:y="6.162cm">
              <draw:image xlink:href="Pictures/10000201000001BA000001BA7320A7DB.png" xlink:type="simple" xlink:show="embed" xlink:actuate="onLoad">
                <text:p/>
              </draw:image>
            </draw:frame>
            <draw:frame draw:style-name="gr2" draw:text-style-name="P1" draw:layer="layout" svg:width="2.6cm" svg:height="2.941cm" svg:x="4.4cm" svg:y="5.759cm">
              <draw:image xlink:href="Pictures/10000201000001BA000001BA7320A7DB.png" xlink:type="simple" xlink:show="embed" xlink:actuate="onLoad">
                <text:p text:style-name="P1"><text:span text:style-name="T1">Index</text:span></text:p>
                <text:p text:style-name="P1"><text:span text:style-name="T1">file</text:span></text:p>
              </draw:image>
            </draw:frame>
          </draw:g>
          <draw:g>
            <draw:custom-shape draw:style-name="gr1" draw:text-style-name="P1" draw:layer="layout" svg:width="6.4cm" svg:height="3.64cm" svg:x="5.2cm" svg:y="6.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6cm" svg:height="2.941cm" svg:x="8.6cm" svg:y="6.111cm">
              <draw:image xlink:href="Pictures/10000201000001BA000001BA7320A7DB.png" xlink:type="simple" xlink:show="embed" xlink:actuate="onLoad">
                <text:p/>
              </draw:image>
            </draw:frame>
            <draw:frame draw:style-name="gr2" draw:text-style-name="P1" draw:layer="layout" svg:width="2.6cm" svg:height="2.941cm" svg:x="8.8cm" svg:y="6.512cm">
              <draw:image xlink:href="Pictures/10000201000001BA000001BA7320A7DB.png" xlink:type="simple" xlink:show="embed" xlink:actuate="onLoad">
                <text:p/>
              </draw:image>
            </draw:frame>
            <draw:frame draw:style-name="gr2" draw:text-style-name="P1" draw:layer="layout" svg:width="2.6cm" svg:height="2.941cm" svg:x="9cm" svg:y="6.813cm">
              <draw:image xlink:href="Pictures/10000201000001BA000001BA7320A7DB.png" xlink:type="simple" xlink:show="embed" xlink:actuate="onLoad">
                <text:p/>
              </draw:image>
            </draw:frame>
            <draw:frame draw:style-name="gr2" draw:text-style-name="P1" draw:layer="layout" svg:width="2.6cm" svg:height="2.941cm" svg:x="5cm" svg:y="6.41cm">
              <draw:image xlink:href="Pictures/10000201000001BA000001BA7320A7DB.png" xlink:type="simple" xlink:show="embed" xlink:actuate="onLoad">
                <text:p text:style-name="P1"><text:span text:style-name="T1">Index</text:span></text:p>
                <text:p text:style-name="P1"><text:span text:style-name="T1">file</text:span></text:p>
              </draw:image>
            </draw:frame>
          </draw:g>
          <draw:g>
            <draw:custom-shape draw:style-name="gr1" draw:text-style-name="P1" draw:layer="layout" svg:width="6.4cm" svg:height="3.64cm" svg:x="5.8cm" svg:y="6.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6cm" svg:height="2.941cm" svg:x="9.2cm" svg:y="6.811cm">
              <draw:image xlink:href="Pictures/10000201000001BA000001BA7320A7DB.png" xlink:type="simple" xlink:show="embed" xlink:actuate="onLoad">
                <text:p/>
              </draw:image>
            </draw:frame>
            <draw:frame draw:style-name="gr2" draw:text-style-name="P1" draw:layer="layout" svg:width="2.6cm" svg:height="2.941cm" svg:x="9.4cm" svg:y="7.212cm">
              <draw:image xlink:href="Pictures/10000201000001BA000001BA7320A7DB.png" xlink:type="simple" xlink:show="embed" xlink:actuate="onLoad">
                <text:p/>
              </draw:image>
            </draw:frame>
            <draw:frame draw:style-name="gr2" draw:text-style-name="P1" draw:layer="layout" svg:width="2.6cm" svg:height="2.941cm" svg:x="9.6cm" svg:y="7.513cm">
              <draw:image xlink:href="Pictures/10000201000001BA000001BA7320A7DB.png" xlink:type="simple" xlink:show="embed" xlink:actuate="onLoad">
                <text:p/>
              </draw:image>
            </draw:frame>
            <draw:frame draw:style-name="gr2" draw:text-style-name="P1" draw:layer="layout" svg:width="2.6cm" svg:height="2.941cm" svg:x="5.6cm" svg:y="7.11cm">
              <draw:image xlink:href="Pictures/10000201000001BA000001BA7320A7DB.png" xlink:type="simple" xlink:show="embed" xlink:actuate="onLoad">
                <text:p text:style-name="P1"><text:span text:style-name="T1">Index</text:span></text:p>
                <text:p text:style-name="P1"><text:span text:style-name="T1">file</text:span></text:p>
              </draw:image>
            </draw:frame>
          </draw:g>
          <draw:g>
            <draw:g>
              <draw:frame draw:style-name="gr3" draw:text-style-name="P2" draw:layer="layout" svg:width="1.175cm" svg:height="1.175cm" draw:transform="rotate (-0.0221656815015099) translate (10.125cm 8.3cm)">
                <draw:image xlink:href="Pictures/10000000000000CC000000CC9AD46DAC.jpg" xlink:type="simple" xlink:show="embed" xlink:actuate="onLoad">
                  <text:p/>
                </draw:image>
              </draw:frame>
              <draw:frame draw:style-name="gr4" draw:text-style-name="P3" draw:layer="layout" svg:width="1.171cm" svg:height="0.962cm" svg:x="10.2cm" svg:y="9.201cm">
                <draw:text-box>
                  <text:p text:style-name="P3"><text:span text:style-name="T1">.ts</text:span></text:p>
                </draw:text-box>
              </draw:frame>
            </draw:g>
          </draw:g>
        </draw:g>
        <draw:custom-shape draw:style-name="gr5" draw:text-style-name="P1" draw:layer="layout" svg:width="7.2cm" svg:height="6.6cm" svg:x="14.5cm" svg:y="5cm">
          <text:p text:style-name="P1"><text:span text:style-name="T1">HTT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cm" svg:height="1.2cm" svg:x="11.9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4.4cm" svg:height="4.2cm" svg:x="13.8cm" svg:y="15.8cm">
          <draw:image xlink:href="Pictures/100000000000006600000066209B50AB.jpg" xlink:type="simple" xlink:show="embed" xlink:actuate="onLoad">
            <text:p/>
          </draw:image>
        </draw:frame>
        <draw:frame draw:style-name="gr3" draw:text-style-name="P2" draw:layer="layout" svg:width="4.11cm" svg:height="4.5cm" svg:x="17.99cm" svg:y="15.7cm">
          <draw:image xlink:href="Pictures/10000000000000CC000000CC65621820.jpg" xlink:type="simple" xlink:show="embed" xlink:actuate="onLoad">
            <text:p/>
          </draw:image>
        </draw:frame>
        <draw:frame draw:style-name="gr3" draw:text-style-name="P2" draw:layer="layout" svg:width="2.452cm" svg:height="3.041cm" svg:x="19cm" svg:y="13.559cm">
          <draw:image xlink:href="Pictures/10000000000000CC000000CC71412F04.jpg" xlink:type="simple" xlink:show="embed" xlink:actuate="onLoad">
            <text:p/>
          </draw:image>
        </draw:frame>
        <draw:frame draw:style-name="gr4" draw:text-style-name="P3" draw:layer="layout" svg:width="3.749cm" svg:height="0.962cm" svg:x="14.2cm" svg:y="14.2cm">
          <draw:text-box>
            <text:p text:style-name="P3"><text:span text:style-name="T1">Consumers</text:span></text:p>
          </draw:text-box>
        </draw:frame>
        <draw:custom-shape draw:style-name="gr7" draw:text-style-name="P2" draw:layer="layout" svg:width="1.4cm" svg:height="3.3cm" svg:x="17.4cm" svg:y="1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20T13:04:14</meta:creation-date>
    <meta:editing-duration>PT3H28M24S</meta:editing-duration>
    <meta:editing-cycles>5</meta:editing-cycles>
    <dc:date>2013-03-07T16:44:45</dc:date>
    <meta:generator>OpenOffice.org/3.4.1$Unix OpenOffice.org_project/341m1$Build-9593</meta:generator>
    <meta:document-statistic meta:object-count="55"/>
  </office:meta>
</office:document-meta>
</file>